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ksaman" svg:font-family="Laksa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color="#212121" style:font-name="Laksaman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" style:family="table-cell" style:parent-style-name="Default">
      <style:text-properties fo:color="#212121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9.53mm" svg:y="69.27mm">
            <loext:p draw:notify-on-update-of-ranges="Sheet1.I1:Sheet1.I2 Sheet1.I3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70.85mm">
            <loext:p draw:notify-on-update-of-ranges="Sheet1.C4:Sheet1.C9 Sheet1.B4:Sheet1.B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ance cm</text:p>
          </table:table-cell>
          <table:table-cell office:value-type="string" calcext:value-type="string">
            <text:p>speed cm/s</text:p>
          </table:table-cell>
          <table:table-cell office:value-type="string" calcext:value-type="string">
            <text:p>Controlsignal 100%</text:p>
          </table:table-cell>
          <table:table-cell table:number-columns-repeated="3"/>
          <table:table-cell table:style-name="Default" office:value-type="string" calcext:value-type="string">
            <text:p>deceleration cm/s²</text:p>
          </table:table-cell>
          <table:table-cell table:style-name="ce2"/>
          <table:table-cell office:value-type="string" calcext:value-type="string">
            <text:p>t(s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a=V0-V1/2d</text:p>
          </table:table-cell>
          <table:table-cell office:value-type="string" calcext:value-type="string">
            <text:p>d=distan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LINEST([.G3:.G11]; ;;)" office:value-type="float" office:value="-3.1155511417018" calcext:value-type="float">
            <text:p>-3,1155511417</text:p>
          </table:table-cell>
          <table:table-cell table:formula="of:=0 - (CELL(&quot;contents&quot;;[.B3])^2) / (2 * CELL(&quot;contents&quot;;[.A3] ))" office:value-type="float" office:value="-27.5625" calcext:value-type="float">
            <text:p>-27,5625</text:p>
          </table:table-cell>
          <table:table-cell/>
          <table:table-cell table:formula="of:=-([.B3])/[.G3]" office:value-type="float" office:value="0.761904761904762" calcext:value-type="float">
            <text:p>0,7619047619</text:p>
          </table:table-cell>
          <table:table-cell table:number-columns-repeated="2"/>
          <table:table-cell office:value-type="string" calcext:value-type="string">
            <text:p>v0=sluthastighe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0 - (CELL(&quot;contents&quot;;[.B4])^2) / (2 * CELL(&quot;contents&quot;;[.A4] ))" office:value-type="float" office:value="-38.8928571428571" calcext:value-type="float">
            <text:p>-38,8928571429</text:p>
          </table:table-cell>
          <table:table-cell/>
          <table:table-cell table:formula="of:=-([.B4])/[.G4]" office:value-type="float" office:value="0.848484848484848" calcext:value-type="float">
            <text:p>0,8484848485</text:p>
          </table:table-cell>
          <table:table-cell table:style-name="ce4"/>
          <table:table-cell/>
          <table:table-cell office:value-type="string" calcext:value-type="string">
            <text:p>v1=starthastighe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0 - (CELL(&quot;contents&quot;;[.B5])^2) / (2 * CELL(&quot;contents&quot;;[.A5] ))" office:value-type="float" office:value="-34.2407407407407" calcext:value-type="float">
            <text:p>-34,2407407407</text:p>
          </table:table-cell>
          <table:table-cell/>
          <table:table-cell table:formula="of:=-([.B5])/[.G5]" office:value-type="float" office:value="1.25581395348837" calcext:value-type="float">
            <text:p>1,2558139535</text:p>
          </table:table-cell>
          <table:table-cell table:number-columns-repeated="2"/>
          <table:table-cell office:value-type="string" calcext:value-type="string">
            <text:p>a=accelerati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0 - (CELL(&quot;contents&quot;;[.B6])^2) / (2 * CELL(&quot;contents&quot;;[.A6] ))" office:value-type="float" office:value="-41.3088235294118" calcext:value-type="float">
            <text:p>-41,3088235294</text:p>
          </table:table-cell>
          <table:table-cell/>
          <table:table-cell table:formula="of:=-([.B6])/[.G6]" office:value-type="float" office:value="1.28301886792453" calcext:value-type="float">
            <text:p>1,2830188679</text:p>
          </table:table-cell>
          <table:table-cell/>
          <table:table-cell office:value-type="string" calcext:value-type="string">
            <text:p>t=V0-V1/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0 - (CELL(&quot;contents&quot;;[.B7])^2) / (2 * CELL(&quot;contents&quot;;[.A7] ))" office:value-type="float" office:value="-44.5217391304348" calcext:value-type="float">
            <text:p>-44,5217391304</text:p>
          </table:table-cell>
          <table:table-cell/>
          <table:table-cell table:formula="of:=-([.B7])/[.G7]" office:value-type="float" office:value="1.4375" calcext:value-type="float">
            <text:p>1,4375</text:p>
          </table:table-cell>
          <table:table-cell table:number-columns-repeated="2"/>
          <table:table-cell office:value-type="string" calcext:value-type="string">
            <text:p>t=tid i 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0 - (CELL(&quot;contents&quot;;[.B8])^2) / (2 * CELL(&quot;contents&quot;;[.A8] ))" office:value-type="float" office:value="-47.6694915254237" calcext:value-type="float">
            <text:p>-47,6694915254</text:p>
          </table:table-cell>
          <table:table-cell/>
          <table:table-cell table:formula="of:=-([.B8])/[.G8]" office:value-type="float" office:value="1.57333333333333" calcext:value-type="float">
            <text:p>1,573333333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0 - (CELL(&quot;contents&quot;;[.B9])^2) / (2 * CELL(&quot;contents&quot;;[.A9] ))" office:value-type="float" office:value="-57.4083333333333" calcext:value-type="float">
            <text:p>-57,4083333333</text:p>
          </table:table-cell>
          <table:table-cell/>
          <table:table-cell table:formula="of:=-([.B9])/[.G9]" office:value-type="float" office:value="1.44578313253012" calcext:value-type="float">
            <text:p>1,445783132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0.8" calcext:value-type="float">
            <text:p>70,8</text:p>
          </table:table-cell>
          <table:table-cell table:number-columns-repeated="3"/>
          <table:table-cell table:formula="of:=0 - (CELL(&quot;contents&quot;;[.B10])^2) / (2 * CELL(&quot;contents&quot;;[.A10] ))" office:value-type="float" office:value="-49.0489130434783" calcext:value-type="float">
            <text:p>-49,0489130435</text:p>
          </table:table-cell>
          <table:table-cell/>
          <table:table-cell table:formula="of:=-([.B10])/[.G10]" office:value-type="float" office:value="1.93684210526316" calcext:value-type="float">
            <text:p>1,936842105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81.6" calcext:value-type="float">
            <text:p>81,6</text:p>
          </table:table-cell>
          <table:table-cell table:number-columns-repeated="3"/>
          <table:table-cell table:formula="of:=0 - (CELL(&quot;contents&quot;;[.B11])^2) / (2 * CELL(&quot;contents&quot;;[.A11] ))" office:value-type="float" office:value="-53.5047619047619" calcext:value-type="float">
            <text:p>-53,5047619048</text:p>
          </table:table-cell>
          <table:table-cell/>
          <table:table-cell table:formula="of:=-([.B11])/[.G11]" office:value-type="float" office:value="1.9811320754717" calcext:value-type="float">
            <text:p>1,98113207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ksaman" svg:font-family="Laksa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00-00-00</text:date>, <text:time style:data-style-name="N2" text:time-value="16:37:23.384430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46:40.506437607</meta:creation-date>
    <dc:date>2017-09-20T16:36:22.016655690</dc:date>
    <meta:editing-duration>PT13S</meta:editing-duration>
    <meta:editing-cycles>1</meta:editing-cycles>
    <meta:generator>LibreOffice/5.1.6.2$Linux_X86_64 LibreOffice_project/10m0$Build-2</meta:generator>
    <meta:document-statistic meta:table-count="1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73cm" svg:y="0.316cm" chart:style-name="ch2">
          <text:p>Time To stop</text:p>
        </chart:title>
        <chart:legend chart:legend-position="end" svg:x="12.804cm" svg:y="3.952cm" style:legend-expansion="high" chart:style-name="ch3"/>
        <chart:plot-area chart:style-name="ch4" table:cell-range-address="Sheet1.I1:Sheet1.I12" chart:data-source-has-labels="row" svg:x="0.32cm" svg:y="1.275cm" svg:width="12.164cm" svg:height="7.545cm">
          <chartooo:coordinate-region svg:x="1.047cm" svg:y="1.474cm" svg:width="11.25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12" chart:label-cell-address="Sheet1.I1:Sheet1.I2" chart:class="chart:line"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s)</text:p>
                <text:list>
                  <text:list-item>
                    <text:p>t(s)</text:p>
                  </text:list-item>
                  <text:list-item>
                    <text:p/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1904761904762">
                <text:p>0.761904761904762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8484848484848">
                <text:p>0.848484848484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581395348837">
                <text:p>1.25581395348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301886792453">
                <text:p>1.28301886792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333333333333">
                <text:p>1.57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578313253012">
                <text:p>1.44578313253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684210526316">
                <text:p>1.93684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811320754717">
                <text:p>1.9811320754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aec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Sheet1.B4:Sheet1.C9" svg:x="1.331cm" svg:y="0.18cm" svg:width="10.253cm" svg:height="7.659cm">
          <chartooo:coordinate-region svg:x="1.952cm" svg:y="0.38cm" svg:width="9.445cm" svg:height="6.812cm"/>
          <chart:axis chart:dimension="x" chart:name="primary-x" chart:style-name="ch4">
            <chart:title svg:x="5.963cm" svg:y="8.019cm" chart:style-name="ch5">
              <text:p>signal</text:p>
            </chart:title>
            <chart:grid chart:style-name="ch6" chart:class="major"/>
          </chart:axis>
          <chart:axis chart:dimension="y" chart:name="primary-y" chart:style-name="ch4">
            <chart:title svg:x="0.451cm" svg:y="4.516cm" chart:style-name="ch7">
              <text:p>speed</text:p>
            </chart:title>
            <chart:grid chart:style-name="ch6" chart:class="major"/>
          </chart:axis>
          <chart:series chart:style-name="ch8" chart:values-cell-range-address="Sheet1.B4:Sheet1.B9" chart:class="chart:scatter">
            <chart:domain table:cell-range-address="Sheet1.C4:Sheet1.C9"/>
            <chart:regression-curve chart:style-name="ch9">
              <chart:equation chart:display-equation="true" chart:display-r-square="fals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4:Sheet1.C9</svg:desc>
                </draw:g>
              </table:table-cell>
              <table:table-cell office:value-type="float" office:value="33">
                <text:p>33</text:p>
                <draw:g>
                  <svg:desc>Sheet1.B4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